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Yu Gothic" svg:font-family="'Yu Gothic'" style:font-family-generic="swiss" style:font-pitch="variable"/>
  </office:font-face-decls>
  <office:automatic-styles>
    <style:style style:name="Table1" style:family="table">
      <style:table-properties style:width="7.5597in" table:align="margins"/>
    </style:style>
    <style:style style:name="Table1.A" style:family="table-column">
      <style:table-column-properties style:column-width="5.1215in" style:rel-column-width="7283*"/>
    </style:style>
    <style:style style:name="Table1.B" style:family="table-column">
      <style:table-column-properties style:column-width="2.4382in" style:rel-column-width="3467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5597in" table:align="margins"/>
    </style:style>
    <style:style style:name="Table2.A" style:family="table-column">
      <style:table-column-properties style:column-width="5.1215in" style:rel-column-width="7283*"/>
    </style:style>
    <style:style style:name="Table2.B" style:family="table-column">
      <style:table-column-properties style:column-width="2.4382in" style:rel-column-width="3467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7.5597in" table:align="margins"/>
    </style:style>
    <style:style style:name="Table3.A" style:family="table-column">
      <style:table-column-properties style:column-width="5.1215in" style:rel-column-width="7283*"/>
    </style:style>
    <style:style style:name="Table3.B" style:family="table-column">
      <style:table-column-properties style:column-width="2.4382in" style:rel-column-width="3467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7.5597in" table:align="margins"/>
    </style:style>
    <style:style style:name="Table4.A" style:family="table-column">
      <style:table-column-properties style:column-width="5.1215in" style:rel-column-width="7283*"/>
    </style:style>
    <style:style style:name="Table4.B" style:family="table-column">
      <style:table-column-properties style:column-width="2.4382in" style:rel-column-width="3467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7.5597in" table:align="margins"/>
    </style:style>
    <style:style style:name="Table5.A" style:family="table-column">
      <style:table-column-properties style:column-width="5.1215in" style:rel-column-width="7283*"/>
    </style:style>
    <style:style style:name="Table5.B" style:family="table-column">
      <style:table-column-properties style:column-width="2.4382in" style:rel-column-width="3467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7.5597in" table:align="margins"/>
    </style:style>
    <style:style style:name="Table6.A" style:family="table-column">
      <style:table-column-properties style:column-width="5.1215in" style:rel-column-width="7283*"/>
    </style:style>
    <style:style style:name="Table6.B" style:family="table-column">
      <style:table-column-properties style:column-width="2.4382in" style:rel-column-width="3467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7.5597in" table:align="margins"/>
    </style:style>
    <style:style style:name="Table7.A" style:family="table-column">
      <style:table-column-properties style:column-width="5.1215in" style:rel-column-width="7283*"/>
    </style:style>
    <style:style style:name="Table7.B" style:family="table-column">
      <style:table-column-properties style:column-width="2.4382in" style:rel-column-width="3467*"/>
    </style:style>
    <style:style style:name="Table7.A1" style:family="table-cell">
      <style:table-cell-properties fo:padding="0in" fo:border="none"/>
    </style:style>
    <style:style style:name="P1" style:family="paragraph" style:parent-style-name="Heading_20_1">
      <style:text-properties style:font-name="Segoe UI"/>
    </style:style>
    <style:style style:name="P2" style:family="paragraph" style:parent-style-name="Heading_20_1">
      <style:text-properties style:font-name="Segoe UI" officeooo:paragraph-rsid="0031fed5"/>
    </style:style>
    <style:style style:name="P3" style:family="paragraph" style:parent-style-name="Heading_20_1">
      <style:paragraph-properties fo:line-height="100%"/>
      <style:text-properties style:font-name="Segoe UI" fo:language="en" fo:country="US" officeooo:paragraph-rsid="002da20f"/>
    </style:style>
    <style:style style:name="P4" style:family="paragraph" style:parent-style-name="Heading_20_1">
      <style:paragraph-properties fo:line-height="100%"/>
      <style:text-properties style:font-name="Segoe UI" officeooo:paragraph-rsid="003b1ead"/>
    </style:style>
    <style:style style:name="P5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P6" style:family="paragraph" style:parent-style-name="Standard">
      <style:paragraph-properties fo:line-height="100%"/>
      <style:text-properties style:font-name="Segoe UI" fo:language="en" fo:country="US" officeooo:paragraph-rsid="002b2f70"/>
    </style:style>
    <style:style style:name="P7" style:family="paragraph" style:parent-style-name="Subtitle">
      <style:paragraph-properties fo:line-height="100%" fo:text-align="center" style:justify-single-word="false"/>
      <style:text-properties style:font-name="Segoe UI" fo:language="en" fo:country="US" officeooo:rsid="0035937d" officeooo:paragraph-rsid="0035937d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2c61be"/>
    </style:style>
    <style:style style:name="P9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paragraph-rsid="0035937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Segoe UI" fo:font-size="12pt" fo:language="en" fo:country="US" officeooo:paragraph-rsid="002c61be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Segoe UI" fo:font-size="12pt" fo:language="en" fo:country="US" officeooo:paragraph-rsid="002e4d58" style:font-size-asian="12pt" style:font-size-complex="12pt"/>
    </style:style>
    <style:style style:name="P12" style:family="paragraph" style:parent-style-name="Text_20_body">
      <style:text-properties style:font-name="Segoe UI" fo:font-size="12pt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Segoe UI" fo:language="en" fo:country="US" officeooo:paragraph-rsid="00328b98"/>
    </style:style>
    <style:style style:name="P14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328b98"/>
    </style:style>
    <style:style style:name="P15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351361"/>
    </style:style>
    <style:style style:name="P16" style:family="paragraph" style:parent-style-name="Text_20_body">
      <style:paragraph-properties fo:line-height="100%"/>
      <style:text-properties style:font-name="Segoe UI" fo:language="en" fo:country="US" officeooo:paragraph-rsid="002b2f70"/>
    </style:style>
    <style:style style:name="P17" style:family="paragraph" style:parent-style-name="Text_20_body">
      <style:paragraph-properties fo:line-height="100%"/>
      <style:text-properties style:font-name="Segoe UI" fo:language="en" fo:country="US" officeooo:paragraph-rsid="002e4d58"/>
    </style:style>
    <style:style style:name="P18" style:family="paragraph" style:parent-style-name="Text_20_body">
      <style:paragraph-properties fo:line-height="100%" fo:text-align="start" style:justify-single-word="false"/>
      <style:text-properties style:font-name="Segoe UI" fo:language="en" fo:country="US" officeooo:paragraph-rsid="00328b98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Segoe UI" fo:language="en" fo:country="US" officeooo:paragraph-rsid="002b2f70"/>
    </style:style>
    <style:style style:name="P20" style:family="paragraph" style:parent-style-name="Text_20_body">
      <style:paragraph-properties fo:line-height="100%"/>
      <style:text-properties style:font-name="Segoe UI" fo:language="en" fo:country="US" officeooo:paragraph-rsid="00351361"/>
    </style:style>
    <style:style style:name="P21" style:family="paragraph" style:parent-style-name="Text_20_body">
      <style:paragraph-properties fo:line-height="100%"/>
      <style:text-properties style:font-name="Segoe UI" fo:language="en" fo:country="US" officeooo:rsid="00284d90" officeooo:paragraph-rsid="002b2f70"/>
    </style:style>
    <style:style style:name="P22" style:family="paragraph" style:parent-style-name="Text_20_body">
      <style:paragraph-properties fo:line-height="100%"/>
      <style:text-properties style:font-name="Segoe UI" officeooo:paragraph-rsid="002b2f70"/>
    </style:style>
    <style:style style:name="P23" style:family="paragraph" style:parent-style-name="Title">
      <style:paragraph-properties fo:margin-top="0.0602in" fo:margin-bottom="0.0008in" style:contextual-spacing="false" fo:line-height="100%" fo:text-align="center" style:justify-single-word="false"/>
      <style:text-properties style:font-name="Segoe UI" fo:language="en" fo:country="US" officeooo:paragraph-rsid="002b2f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0c54" style:font-weight-asian="bold" style:font-weight-complex="bold"/>
    </style:style>
    <style:style style:name="T3" style:family="text">
      <style:text-properties fo:font-weight="bold" officeooo:rsid="002a7ede" style:font-weight-asian="bold" style:font-weight-complex="bold"/>
    </style:style>
    <style:style style:name="T4" style:family="text">
      <style:text-properties fo:font-weight="bold" officeooo:rsid="002e4d58" style:font-weight-asian="bold" style:font-weight-complex="bold"/>
    </style:style>
    <style:style style:name="T5" style:family="text">
      <style:text-properties fo:font-weight="bold" officeooo:rsid="0035937d" style:font-weight-asian="bold" style:font-weight-complex="bold"/>
    </style:style>
    <style:style style:name="T6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language="en" fo:country="US" style:text-underline-style="none" style:font-size-asian="12pt" style:font-size-complex="12pt"/>
    </style:style>
    <style:style style:name="T8" style:family="text">
      <style:text-properties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language="en" fo:country="US" style:font-size-asian="10.5pt" style:font-size-complex="12pt"/>
    </style:style>
    <style:style style:name="T10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11" style:family="text">
      <style:text-properties fo:color="#808080" loext:opacity="100%" fo:font-size="12pt" fo:font-style="italic" officeooo:rsid="001f0c54" style:font-size-asian="12pt" style:font-style-asian="italic" style:font-size-complex="12pt" style:font-style-complex="italic"/>
    </style:style>
    <style:style style:name="T12" style:family="text">
      <style:text-properties fo:color="#808080" loext:opacity="100%" fo:font-size="12pt" fo:font-style="italic" officeooo:rsid="00200fd3" style:font-size-asian="12pt" style:font-style-asian="italic" style:font-size-complex="12pt" style:font-style-complex="italic"/>
    </style:style>
    <style:style style:name="T13" style:family="text">
      <style:text-properties fo:color="#808080" loext:opacity="100%" fo:font-size="12pt" fo:font-style="italic" officeooo:rsid="0024a78c" style:font-size-asian="12pt" style:font-style-asian="italic" style:font-size-complex="12pt" style:font-style-complex="italic"/>
    </style:style>
    <style:style style:name="T14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15" style:family="text">
      <style:text-properties fo:color="#808080" loext:opacity="100%" style:font-name="Liberation Serif" fo:font-size="12pt" fo:language="en" fo:country="US" fo:font-style="italic" officeooo:rsid="002a7ede" style:font-size-asian="12pt" style:font-style-asian="italic" style:font-size-complex="12pt" style:font-style-complex="italic"/>
    </style:style>
    <style:style style:name="T16" style:family="text">
      <style:text-properties fo:color="#808080" loext:opacity="100%" style:font-name="Liberation Serif" fo:font-size="12pt" fo:language="en" fo:country="US" officeooo:rsid="002a7ede" style:font-size-asian="12pt" style:font-size-complex="12pt"/>
    </style:style>
    <style:style style:name="T17" style:family="text">
      <style:text-properties fo:color="#808080" loext:opacity="100%" style:font-name="Liberation Serif" fo:language="en" fo:country="US" officeooo:rsid="002a7ede"/>
    </style:style>
    <style:style style:name="T18" style:family="text">
      <style:text-properties officeooo:rsid="00255948"/>
    </style:style>
    <style:style style:name="T19" style:family="text">
      <style:text-properties officeooo:rsid="002a7ede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2a7ede"/>
    </style:style>
    <style:style style:name="T22" style:family="text">
      <style:text-properties fo:language="en" fo:country="US" officeooo:rsid="002e4d58"/>
    </style:style>
    <style:style style:name="T23" style:family="text">
      <style:text-properties fo:language="en" fo:country="US" officeooo:rsid="002da20f"/>
    </style:style>
    <style:style style:name="T24" style:family="text">
      <style:text-properties fo:language="en" fo:country="US" officeooo:rsid="0031fed5"/>
    </style:style>
    <style:style style:name="T25" style:family="text">
      <style:text-properties style:font-name="Liberation Serif" fo:font-size="12pt" fo:language="en" fo:country="US" style:text-underline-style="none" style:font-size-asian="12pt" style:font-size-complex="12pt"/>
    </style:style>
    <style:style style:name="T26" style:family="text">
      <style:text-properties style:font-name="Liberation Serif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28" style:family="text">
      <style:text-properties style:font-name="Liberation Serif" fo:language="en" fo:country="US"/>
    </style:style>
    <style:style style:name="T29" style:family="text">
      <style:text-properties style:font-name="Liberation Serif" fo:language="en" fo:country="US" officeooo:rsid="002a7ede"/>
    </style:style>
    <style:style style:name="T30" style:family="text">
      <style:text-properties style:font-name="Liberation Serif" fo:language="en" fo:country="US" officeooo:rsid="002da20f"/>
    </style:style>
    <style:style style:name="T31" style:family="text">
      <style:text-properties style:font-name="Liberation Serif" fo:language="en" fo:country="US" officeooo:rsid="0031fed5"/>
    </style:style>
    <style:style style:name="T32" style:family="text">
      <style:text-properties style:font-name="Liberation Serif" fo:language="en" fo:country="US" officeooo:rsid="002e4d58"/>
    </style:style>
    <style:style style:name="T33" style:family="text">
      <style:text-properties officeooo:rsid="002da20f"/>
    </style:style>
    <style:style style:name="T34" style:family="text">
      <style:text-properties officeooo:rsid="002e4d58"/>
    </style:style>
    <style:style style:name="T35" style:family="text">
      <style:text-properties fo:color="#000000" loext:opacity="100%" fo:font-size="14pt" fo:font-style="normal" fo:font-weight="normal" officeooo:rsid="001f0c54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0000" loext:opacity="100%" fo:font-size="14pt" fo:font-style="normal" fo:font-weight="normal" officeooo:rsid="002a7ede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loext:opacity="100%" fo:font-size="14pt" fo:font-style="normal" fo:font-weight="normal" officeooo:rsid="002b2f70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000000" loext:opacity="100%" fo:font-size="14pt" fo:font-style="normal" fo:font-weight="normal" officeooo:rsid="00300ca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loext:opacity="100%" fo:font-style="normal" fo:font-weight="normal" officeooo:rsid="001f0c54" style:font-style-asian="normal" style:font-weight-asian="normal" style:font-style-complex="normal" style:font-weight-complex="normal"/>
    </style:style>
    <style:style style:name="T40" style:family="text">
      <style:text-properties fo:color="#000000" loext:opacity="100%" fo:font-style="normal" fo:font-weight="normal" officeooo:rsid="002a7ede" style:font-style-asian="normal" style:font-weight-asian="normal" style:font-style-complex="normal" style:font-weight-complex="normal"/>
    </style:style>
    <style:style style:name="T41" style:family="text">
      <style:text-properties fo:color="#000000" loext:opacity="100%" fo:font-style="normal" fo:font-weight="normal" officeooo:rsid="002b2f70" style:font-style-asian="normal" style:font-weight-asian="normal" style:font-style-complex="normal" style:font-weight-complex="normal"/>
    </style:style>
    <style:style style:name="T42" style:family="text">
      <style:text-properties fo:color="#000000" loext:opacity="100%" fo:font-style="normal" fo:font-weight="normal" officeooo:rsid="00300ca1" style:font-style-asian="normal" style:font-weight-asian="normal" style:font-style-complex="normal" style:font-weight-complex="normal"/>
    </style:style>
    <style:style style:name="T43" style:family="text">
      <style:text-properties officeooo:rsid="0035937d"/>
    </style:style>
    <style:style style:name="T44" style:family="text">
      <style:text-properties officeooo:rsid="003785aa"/>
    </style:style>
    <style:style style:name="T45" style:family="text">
      <style:text-properties style:font-name="Leelawadee UI" fo:font-size="12pt" fo:language="en" fo:country="US" style:text-underline-style="none" style:font-size-asian="12pt" style:font-size-complex="12pt"/>
    </style:style>
    <style:style style:name="T46" style:family="text">
      <style:text-properties style:font-name="Leelawadee UI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47" style:family="text">
      <style:text-properties style:font-name="Leelawadee UI" fo:font-size="12pt" style:text-underline-style="none" fo:font-weight="normal" style:font-size-asian="10.5pt" style:font-weight-asian="normal" style:font-size-complex="12pt" style:font-weight-complex="normal"/>
    </style:style>
    <style:style style:name="T48" style:family="text">
      <style:text-properties style:font-name="Leelawadee UI" fo:language="en" fo:country="US"/>
    </style:style>
    <style:style style:name="T49" style:family="text">
      <style:text-properties style:font-name="Bahnschrift" fo:font-size="12pt" fo:language="en" fo:country="US" style:text-underline-style="none" style:font-size-asian="12pt" style:font-size-complex="12pt"/>
    </style:style>
    <style:style style:name="T50" style:family="text">
      <style:text-properties style:font-name="Bahnschrift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51" style:family="text">
      <style:text-properties style:font-name="Bahnschrift" fo:font-size="12pt" style:text-underline-style="none" fo:font-weight="normal" style:font-size-asian="10.5pt" style:font-weight-asian="normal" style:font-size-complex="12pt" style:font-weight-complex="normal"/>
    </style:style>
    <style:style style:name="T52" style:family="text">
      <style:text-properties style:font-name="Bahnschrift" fo:language="en" fo:country="US"/>
    </style:style>
    <style:style style:name="T53" style:family="text">
      <style:text-properties style:font-name="Calibri" fo:font-size="12pt" fo:language="en" fo:country="US" style:text-underline-style="none" style:font-size-asian="12pt" style:font-size-complex="12pt"/>
    </style:style>
    <style:style style:name="T54" style:family="text">
      <style:text-properties style:font-name="Calibri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T56" style:family="text">
      <style:text-properties style:font-name="Calibri" fo:language="en" fo:country="US"/>
    </style:style>
    <style:style style:name="T57" style:family="text">
      <style:text-properties style:font-name="DejaVu Sans" fo:font-size="12pt" fo:language="en" fo:country="US" style:text-underline-style="none" style:font-size-asian="12pt" style:font-size-complex="12pt"/>
    </style:style>
    <style:style style:name="T58" style:family="text">
      <style:text-properties style:font-name="DejaVu Sans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59" style:family="text">
      <style:text-properties style:font-name="DejaVu Sans" fo:font-size="12pt" style:text-underline-style="none" fo:font-weight="normal" style:font-size-asian="10.5pt" style:font-weight-asian="normal" style:font-size-complex="12pt" style:font-weight-complex="normal"/>
    </style:style>
    <style:style style:name="T60" style:family="text">
      <style:text-properties style:font-name="DejaVu Sans" fo:language="en" fo:country="US"/>
    </style:style>
    <style:style style:name="T61" style:family="text">
      <style:text-properties style:font-name="Lucida Sans Unicode" fo:font-size="12pt" fo:language="en" fo:country="US" style:text-underline-style="none" style:font-size-asian="12pt" style:font-size-complex="12pt"/>
    </style:style>
    <style:style style:name="T62" style:family="text">
      <style:text-properties style:font-name="Lucida Sans Unicode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63" style:family="text">
      <style:text-properties style:font-name="Lucida Sans Unicode" fo:font-size="12pt" style:text-underline-style="none" fo:font-weight="normal" style:font-size-asian="10.5pt" style:font-weight-asian="normal" style:font-size-complex="12pt" style:font-weight-complex="normal"/>
    </style:style>
    <style:style style:name="T64" style:family="text">
      <style:text-properties style:font-name="Lucida Sans Unicode" fo:language="en" fo:country="US"/>
    </style:style>
    <style:style style:name="T65" style:family="text">
      <style:text-properties style:font-name="Alef" fo:font-size="12pt" fo:language="en" fo:country="US" style:text-underline-style="none" style:font-size-asian="12pt" style:font-size-complex="12pt"/>
    </style:style>
    <style:style style:name="T66" style:family="text">
      <style:text-properties style:font-name="Alef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67" style:family="text">
      <style:text-properties style:font-name="Alef" fo:font-size="12pt" style:text-underline-style="none" fo:font-weight="normal" style:font-size-asian="10.5pt" style:font-weight-asian="normal" style:font-size-complex="12pt" style:font-weight-complex="normal"/>
    </style:style>
    <style:style style:name="T68" style:family="text">
      <style:text-properties style:font-name="Alef" fo:language="en" fo:country="US"/>
    </style:style>
    <style:style style:name="T69" style:family="text">
      <style:text-properties style:font-name="Georgia" fo:font-size="12pt" fo:language="en" fo:country="US" style:text-underline-style="none" style:font-size-asian="12pt" style:font-size-complex="12pt"/>
    </style:style>
    <style:style style:name="T70" style:family="text">
      <style:text-properties style:font-name="Georgia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71" style:family="text">
      <style:text-properties style:font-name="Georgia" fo:font-size="12pt" style:text-underline-style="none" fo:font-weight="normal" style:font-size-asian="10.5pt" style:font-weight-asian="normal" style:font-size-complex="12pt" style:font-weight-complex="normal"/>
    </style:style>
    <style:style style:name="T72" style:family="text">
      <style:text-properties style:font-name="Georgia" fo:language="en" fo:country="US"/>
    </style:style>
    <style:style style:name="T73" style:family="text">
      <style:text-properties style:font-name="Helvetica1" fo:font-size="12pt" fo:language="en" fo:country="US" style:text-underline-style="none" style:font-size-asian="12pt" style:font-size-complex="12pt"/>
    </style:style>
    <style:style style:name="T74" style:family="text">
      <style:text-properties style:font-name="Helvetica1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75" style:family="text">
      <style:text-properties style:font-name="Helvetica1" fo:font-size="12pt" style:text-underline-style="none" fo:font-weight="normal" style:font-size-asian="10.5pt" style:font-weight-asian="normal" style:font-size-complex="12pt" style:font-weight-complex="normal"/>
    </style:style>
    <style:style style:name="T76" style:family="text">
      <style:text-properties style:font-name="Helvetica1" fo:language="en" fo:country="US"/>
    </style:style>
    <style:style style:name="T77" style:family="text">
      <style:text-properties style:font-name="Segoe UI" fo:font-size="12pt" fo:language="en" fo:country="US" style:text-underline-style="none" style:font-size-asian="12pt" style:font-size-complex="12pt"/>
    </style:style>
    <style:style style:name="T78" style:family="text">
      <style:text-properties style:font-name="Segoe UI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79" style:family="text">
      <style:text-properties style:font-name="Segoe UI" fo:font-size="12pt" fo:language="en" fo:country="US" style:font-size-asian="10.5pt" style:font-size-complex="12pt"/>
    </style:style>
    <style:style style:name="T80" style:family="text">
      <style:text-properties style:font-name="Segoe UI" fo:font-size="12pt" style:text-underline-style="none" fo:font-weight="normal" style:font-size-asian="10.5pt" style:font-weight-asian="normal" style:font-size-complex="12pt" style:font-weight-complex="normal"/>
    </style:style>
    <style:style style:name="T81" style:family="text">
      <style:text-properties style:font-name="Segoe UI" fo:language="en" fo:country="US"/>
    </style:style>
    <style:style style:name="T82" style:family="text">
      <style:text-properties style:font-name="Segoe UI" fo:font-size="13pt" fo:language="en" fo:country="US" style:font-size-asian="11.3500003814697pt" style:font-size-complex="13pt"/>
    </style:style>
    <style:style style:name="T83" style:family="text">
      <style:text-properties fo:font-size="13pt" fo:language="en" fo:country="US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St<text:span text:style-name="T34">e</text:span>fan OUMANSOUR</text:p>
      <text:p text:style-name="P7">Game <text:span text:style-name="T44">Engine </text:span>Developer</text:p>
      <text:p text:style-name="P10">Lyon, France</text:p>
      <text:p text:style-name="P10"><text:span text:style-name="T34">+33 </text:span>6 95 64 26 91</text:p>
      <text:p text:style-name="P8"><text:a xlink:type="simple" xlink:href="mailto:oumansour.stefan@gmail.com" text:style-name="Internet_20_link" text:visited-style-name="Visited_20_Internet_20_Link"><text:span text:style-name="T77">oumansour.stefan@gmail.com</text:span></text:a></text:p>
      <text:h text:style-name="P1" text:outline-level="1"><text:span text:style-name="T21">W</text:span><text:span text:style-name="T23">ORK EXPERIENCE</text:span><text:span text:style-name="T24">S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<text:span text:style-name="T3">Video game programmer at </text:span><text:span text:style-name="T1">Fomenko</text:span></text:p>
          </table:table-cell>
          <table:table-cell table:style-name="Table6.A1" office:value-type="string">
            <text:p text:style-name="P14"><text:span text:style-name="T14">march </text:span><text:span text:style-name="T10">2024 – </text:span><text:span text:style-name="T14">july </text:span><text:span text:style-name="T10">2025</text:span></text:p>
          </table:table-cell>
        </table:table-row>
      </table:table>
      <text:p text:style-name="P22"><text:span text:style-name="T22">Worked on</text:span><text:span text:style-name="T21"> a game, graphics engine and editor from scratch in Jai using OpenGL and Metal at Fomenko</text:span><text:span text:style-name="T20">.</text:span></text:p>
      <text:h text:style-name="P2" text:outline-level="1"><text:span text:style-name="T24">PROJECTS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<text:span text:style-name="T2">Vox</text:span></text:p>
          </table:table-cell>
          <table:table-cell table:style-name="Table5.A1" office:value-type="string">
            <text:p text:style-name="P14"><text:span text:style-name="T11">2025</text:span></text:p>
          </table:table-cell>
        </table:table-row>
      </table:table>
      <text:p text:style-name="P16"><text:span text:style-name="T19">Voxel rendering engine and procedural world generation in C++, OpenGL and Metal.</text:span></text:p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<text:span text:style-name="T4">Cubed</text:span></text:p>
          </table:table-cell>
          <table:table-cell table:style-name="Table4.A1" office:value-type="string">
            <text:p text:style-name="P14"><text:span text:style-name="T10">2023</text:span></text:p>
          </table:table-cell>
        </table:table-row>
      </table:table>
      <text:p text:style-name="P11"><text:span text:style-name="T39">Minecraft </text:span><text:span text:style-name="T40">recreation in </text:span><text:span text:style-name="T41">Jai using </text:span><text:span text:style-name="T39">OpenGL</text:span></text:p>
      <text:p text:style-name="P17"><text:span text:style-name="T35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<text:span text:style-name="T1">3D </text:span><text:span text:style-name="T3">animation visualization software</text:span></text:p>
          </table:table-cell>
          <table:table-cell table:style-name="Table3.A1" office:value-type="string">
            <text:p text:style-name="P14"><text:span text:style-name="T10">2022</text:span></text:p>
          </table:table-cell>
        </table:table-row>
      </table:table>
      <text:p text:style-name="P19"><text:span text:style-name="T33">Developed a d</text:span><text:span text:style-name="T19">emo </text:span><text:span text:style-name="T33">software </text:span><text:span text:style-name="T19">for the Jai programming language in </text:span>OpenGL.</text:p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3">Beta tester for Jai</text:span></text:p>
          </table:table-cell>
          <table:table-cell table:style-name="Table2.A1" office:value-type="string">
            <text:p text:style-name="P14"><text:span text:style-name="T14">since </text:span><text:span text:style-name="T12">2020</text:span></text:p>
          </table:table-cell>
        </table:table-row>
      </table:table>
      <text:p text:style-name="P12"><text:span text:style-name="T42">Beta tester for Jai, </text:span><text:span text:style-name="T40">a programming language for games</text:span></text:p>
      <text:p text:style-name="P6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span text:style-name="T1">ft_transcendance</text:span></text:p>
          </table:table-cell>
          <table:table-cell table:style-name="Table1.A1" office:value-type="string">
            <text:p text:style-name="P14"><text:span text:style-name="T10">2023</text:span></text:p>
          </table:table-cell>
        </table:table-row>
      </table:table>
      <text:p text:style-name="P16"><text:span text:style-name="T19">Pong and online chat in browser using Typescript and VueJS (group project at 42 school)</text:span></text:p>
      <text:h text:style-name="P3" text:outline-level="1"><text:span text:style-name="T33">EDUCATION</text:span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<text:span text:style-name="T3">42 school Lyon, </text:span><text:span text:style-name="T5">France</text:span></text:p>
          </table:table-cell>
          <table:table-cell table:style-name="Table7.A1" office:value-type="string">
            <text:p text:style-name="P15"><text:span text:style-name="T19"><text:s/></text:span><text:span text:style-name="T10">2021 - 2026</text:span></text:p>
          </table:table-cell>
        </table:table-row>
      </table:table>
      <text:p text:style-name="P9"><text:span text:style-name="T21">Software engineer and architect</text:span></text:p>
      <text:h text:style-name="P3" text:outline-level="1"><text:span text:style-name="T33">SKILLS</text:span></text:h>
      <text:p text:style-name="P16">C++, C#, <text:span text:style-name="T18">C, </text:span>Assembl<text:span text:style-name="T19">y</text:span>, Python, Typescript, Javascript</text:p>
      <text:p text:style-name="P16">Unity, Unreal, OpenGL, Metal, DirectX12, Git</text:p>
      <text:p text:style-name="P21"><text:span text:style-name="T19">French</text:span>, <text:span text:style-name="T19">English</text:span></text:p>
      <text:h text:style-name="P4" text:outline-level="1">LINKS</text:h>
      <text:h text:style-name="P5" text:outline-level="2"><text:span text:style-name="T79">GitHub</text:span><text:span text:style-name="T81"><text:tab/></text:span><text:a xlink:type="simple" xlink:href="https://github.com/ostef" text:style-name="Internet_20_link" text:visited-style-name="Visited_20_Internet_20_Link"><text:span text:style-name="T78">https://github.com/ostef</text:span></text:a></text:h>
      <text:h text:style-name="P5" text:outline-level="2"><text:span text:style-name="T79">Portfolio</text:span><text:span text:style-name="T81"><text:tab/></text:span><text:a xlink:type="simple" xlink:href="https://ostef.github.io/" text:style-name="Internet_20_link" text:visited-style-name="Visited_20_Internet_20_Link"><text:span text:style-name="T78">https://ostef.github.io/</text:span></text:a><text:span text:style-name="T81"> </text:span></text:h>
      <text:h text:style-name="P5" text:outline-level="2"><text:span text:style-name="T82">Linkedin</text:span><text:span text:style-name="T81"><text:tab/></text:span><text:a xlink:type="simple" xlink:href="https://www.linkedin.com/in/stefan-oumansour/" text:style-name="Internet_20_link" text:visited-style-name="Visited_20_Internet_20_Link"><text:span text:style-name="T80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Yu Gothic" svg:font-family="'Yu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20:31:47.014035026</meta:creation-date>
    <dc:date>2025-05-26T02:56:43.709000000</dc:date>
    <meta:editing-duration>PT3H1M33S</meta:editing-duration>
    <meta:editing-cycles>31</meta:editing-cycles>
    <meta:generator>LibreOffice/24.2.4.2$Windows_X86_64 LibreOffice_project/51a6219feb6075d9a4c46691dcfe0cd9c4fff3c2</meta:generator>
    <meta:document-statistic meta:table-count="7" meta:image-count="0" meta:object-count="0" meta:page-count="1" meta:paragraph-count="37" meta:word-count="149" meta:character-count="1018" meta:non-whitespace-character-count="903"/>
  </office:meta>
</office:document-meta>
</file>